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1D2000001D2377E773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draw:fill="none" fo:min-height="0.84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ffffff" draw:fill="none" fo:min-height="0.15cm"/>
    </style:style>
    <style:style style:name="gr6" style:family="graphic" style:parent-style-name="objectwithoutfill">
      <style:graphic-properties svg:stroke-color="#ffffff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2cm" draw:fill="none" draw:textarea-vertical-align="middle"/>
    </style:style>
    <style:style style:name="gr10" style:family="graphic" style:parent-style-name="standard">
      <style:graphic-properties draw:stroke="none" draw:fill="none" fo:min-height="4.55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4pt" fo:font-weight="normal" style:font-size-asian="14pt" style:font-weight-asian="normal" style:font-size-complex="14pt" style:font-weight-complex="normal"/>
    </style:style>
    <style:style style:name="P3" style:family="paragraph">
      <style:text-properties fo:color="#000000" fo:font-size="10.5pt" style:font-size-asian="10.5pt" style:font-size-complex="10.5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text-properties fo:font-size="9pt" style:font-size-asian="9pt" style:font-size-complex="9pt"/>
    </style:style>
    <style:style style:name="T1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color="#000000" fo:font-size="10.5pt" style:font-size-asian="10.5pt" style:font-size-complex="10.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5.2cm" svg:height="5.2cm" svg:x="4.8cm" svg:y="3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4.8cm" svg:y1="5.9cm" svg:x2="10cm" svg:y2="5.9cm">
          <text:p/>
        </draw:line>
        <draw:line draw:style-name="gr2" draw:text-style-name="P1" draw:layer="layout" svg:x1="5.676cm" svg:y1="3.954cm" svg:x2="9.124cm" svg:y2="7.847cm">
          <text:p/>
        </draw:line>
        <draw:line draw:style-name="gr2" draw:text-style-name="P1" draw:layer="layout" svg:x1="8.933cm" svg:y1="3.801cm" svg:x2="5.866cm" svg:y2="8cm">
          <text:p/>
        </draw:line>
        <draw:frame draw:style-name="gr3" draw:layer="layout" svg:width="3.677cm" svg:height="1.09cm" svg:x="9.4cm" svg:y="7.9cm">
          <draw:text-box>
            <text:p>手太阴肺经</text:p>
          </draw:text-box>
        </draw:frame>
        <draw:frame draw:style-name="gr3" draw:layer="layout" svg:width="4.312cm" svg:height="1.09cm" svg:x="2.2cm" svg:y="2.6cm">
          <draw:text-box>
            <text:p>手阳明大肠经</text:p>
          </draw:text-box>
        </draw:frame>
        <draw:frame draw:style-name="gr4" draw:text-style-name="P1" draw:layer="layout" svg:width="6.6cm" svg:height="6.6cm" svg:x="4.3cm" svg:y="10.8cm">
          <draw:image xlink:href="Pictures/10000201000001D2000001D2377E7739.png" xlink:type="simple" xlink:show="embed" xlink:actuate="onLoad">
            <text:p/>
          </draw:image>
        </draw:frame>
        <draw:frame draw:style-name="gr5" draw:text-style-name="P2" draw:layer="layout" svg:width="3.677cm" svg:height="1.555cm" svg:x="8.2cm" svg:y="14.3cm">
          <draw:text-box>
            <text:p text:style-name="P2"><text:span text:style-name="T1">手太阴</text:span></text:p>
            <text:p text:style-name="P2"><text:span text:style-name="T1">肺经</text:span></text:p>
          </draw:text-box>
        </draw:frame>
        <draw:line draw:style-name="gr2" draw:text-style-name="P1" draw:layer="layout" svg:x1="7.6cm" svg:y1="10.9cm" svg:x2="7.6cm" svg:y2="14.1cm">
          <text:p/>
        </draw:line>
        <draw:line draw:style-name="gr6" draw:text-style-name="P1" draw:layer="layout" svg:x1="7.6cm" svg:y1="17.3cm" svg:x2="7.6cm" svg:y2="14.1cm">
          <text:p/>
        </draw:line>
        <draw:frame draw:style-name="gr7" draw:text-style-name="P3" draw:layer="layout" svg:width="0.87cm" svg:height="3.173cm" svg:x="7.93cm" svg:y="10.927cm">
          <draw:text-box>
            <text:p text:style-name="P3"><text:span text:style-name="T2">手</text:span></text:p>
            <text:p text:style-name="P3"><text:span text:style-name="T2">阳</text:span></text:p>
            <text:p text:style-name="P3"><text:span text:style-name="T2">明</text:span></text:p>
            <text:p text:style-name="P3"><text:span text:style-name="T2">大</text:span></text:p>
            <text:p text:style-name="P3"><text:span text:style-name="T2">肠</text:span></text:p>
            <text:p text:style-name="P3"><text:span text:style-name="T2">经</text:span></text:p>
          </draw:text-box>
        </draw:frame>
        <draw:frame draw:style-name="gr3" draw:layer="layout" svg:width="3.677cm" svg:height="1.09cm" svg:x="7.3cm" svg:y="2.3cm">
          <draw:text-box>
            <text:p>手少阴心经</text:p>
          </draw:text-box>
        </draw:frame>
        <draw:frame draw:style-name="gr3" draw:layer="layout" svg:width="4.312cm" svg:height="1.09cm" svg:x="2.8cm" svg:y="8.41cm">
          <draw:text-box>
            <text:p>手太阳小肠经</text:p>
          </draw:text-box>
        </draw:frame>
        <draw:frame draw:style-name="gr3" draw:text-style-name="P4" draw:layer="layout" svg:width="4.312cm" svg:height="1.555cm" svg:x="4.688cm" svg:y="12.9cm">
          <draw:text-box>
            <text:p text:style-name="P4"><text:span text:style-name="T3">手太阳</text:span></text:p>
            <text:p text:style-name="P4"><text:span text:style-name="T3">小肠经</text:span></text:p>
          </draw:text-box>
        </draw:frame>
        <draw:frame draw:style-name="gr7" draw:layer="layout" svg:width="8.229cm" svg:height="1.089cm" svg:x="9.5cm" svg:y="9.611cm">
          <draw:text-box>
            <text:p>太阳—少阴—厥阴—太阴--</text:p>
          </draw:text-box>
        </draw:frame>
        <draw:frame draw:style-name="gr3" draw:layer="layout" svg:width="4.312cm" svg:height="1.09cm" svg:x="10.688cm" svg:y="5.31cm">
          <draw:text-box>
            <text:p>手厥阴心包经</text:p>
          </draw:text-box>
        </draw:frame>
        <draw:frame draw:style-name="gr3" draw:layer="layout" svg:width="4.312cm" svg:height="1.09cm" svg:x="0.388cm" svg:y="5.3cm">
          <draw:text-box>
            <text:p>手少阳三焦经</text:p>
          </draw:text-box>
        </draw:frame>
      </draw:page>
      <draw:page draw:name="page2" draw:style-name="dp1" draw:master-page-name="默认">
        <draw:custom-shape draw:style-name="gr1" draw:text-style-name="P1" xml:id="id1" draw:id="id1" draw:layer="layout" svg:width="0.3cm" svg:height="0.3cm" svg:x="5.3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2.267cm" svg:height="0.717cm" svg:x="4.4cm" svg:y="1cm">
          <draw:text-box>
            <text:p text:style-name="P5">手太阴肺经</text:p>
          </draw:text-box>
        </draw:frame>
        <draw:custom-shape draw:style-name="gr8" draw:text-style-name="P1" draw:layer="layout" svg:width="1.6cm" svg:height="1.7cm" svg:x="1.8cm" svg:y="3.4cm">
          <text:p text:style-name="P1">头面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6cm" svg:height="1.7cm" svg:x="1.8cm" svg:y="5.9cm">
          <text:p text:style-name="P1">颈部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6cm" svg:height="1.7cm" svg:x="1.8cm" svg:y="8.6cm">
          <text:p text:style-name="P1">胸部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6cm" svg:height="1.7cm" svg:x="1.8cm" svg:y="11.1cm">
          <text:p text:style-name="P1">上臂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6cm" svg:height="1.7cm" svg:x="1.8cm" svg:y="13.4cm">
          <text:p text:style-name="P1">小臂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6cm" svg:height="1.7cm" svg:x="1.8cm" svg:y="15.7cm">
          <text:p text:style-name="P1">手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3cm" svg:height="0.3cm" svg:x="5.3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5.45cm" svg:y1="2.5cm" svg:x2="5.45cm" svg:y2="3.3cm" draw:start-shape="id1" draw:end-shape="id2" draw:end-glue-point="4" svg:d="m5450 2500v800" svg:viewBox="0 0 1 801">
          <text:p/>
        </draw:connector>
        <draw:frame draw:style-name="gr10" draw:text-style-name="P6" draw:layer="layout" svg:width="6.852cm" svg:height="9.05cm" svg:x="7.648cm" svg:y="3.6cm">
          <draw:text-box>
            <text:p text:style-name="P6"><text:span text:style-name="T4">中府</text:span><text:span text:style-name="T4">(</text:span><text:span text:style-name="T4">幕）</text:span></text:p>
            <text:p text:style-name="P6"><text:span text:style-name="T4"/></text:p>
            <text:p text:style-name="P6"><text:span text:style-name="T4">云门</text:span></text:p>
            <text:p text:style-name="P6"><text:span text:style-name="T4"/></text:p>
            <text:p text:style-name="P6"><text:span text:style-name="T4">天府</text:span></text:p>
            <text:p text:style-name="P6"><text:span text:style-name="T4"/></text:p>
            <text:p text:style-name="P6"><text:span text:style-name="T4">侠白</text:span></text:p>
            <text:p text:style-name="P6"><text:span text:style-name="T4"/></text:p>
            <text:p text:style-name="P6"><text:span text:style-name="T4">尺泽（合）</text:span></text:p>
            <text:p text:style-name="P6"><text:span text:style-name="T4"/></text:p>
            <text:p text:style-name="P6"><text:span text:style-name="T4">孔最（郄）</text:span></text:p>
            <text:p text:style-name="P6"><text:span text:style-name="T4"/></text:p>
            <text:p text:style-name="P6"><text:span text:style-name="T4">列缺（络，八脉交会）</text:span></text:p>
            <text:p text:style-name="P6"><text:span text:style-name="T4"/></text:p>
            <text:p text:style-name="P6"><text:span text:style-name="T4">经渠（经）</text:span></text:p>
            <text:p text:style-name="P6"><text:span text:style-name="T4"/></text:p>
            <text:p text:style-name="P6"><text:span text:style-name="T4">太渊（原，输，脉会）</text:span></text:p>
            <text:p text:style-name="P6"><text:span text:style-name="T4"/></text:p>
            <text:p text:style-name="P6"><text:span text:style-name="T4">鱼际（荥）</text:span></text:p>
            <text:p text:style-name="P6"><text:span text:style-name="T4"/></text:p>
            <text:p text:style-name="P6"><text:span text:style-name="T4">少商（井）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marker draw:name="Short_20_line_20_Arrow" draw:display-name="Short line Arrow" svg:viewBox="0 0 3000 3000" svg:d="m1500 0 1500 2789v211h-114l-1286-2392v2392h-200v-2392l-1286 2392h-114v-21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imSun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2T17:38:24.856659000</meta:creation-date>
    <dc:date>2013-11-02T21:43:34.568834000</dc:date>
    <meta:editing-duration>PT4H2M17S</meta:editing-duration>
    <meta:editing-cycles>21</meta:editing-cycles>
    <meta:generator>LibreOffice/4.1.1.2$MacOSX_x86 LibreOffice_project/7e4286b58adc75a14f6d83f53a03b6c11fa2903</meta:generator>
    <meta:document-statistic meta:object-count="28"/>
  </office:meta>
</office:document-meta>
</file>